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9507b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officeooo:rsid="00227265" officeooo:paragraph-rsid="00227265"/>
    </style:style>
    <style:style style:name="P6" style:family="paragraph" style:parent-style-name="Standard">
      <style:text-properties officeooo:paragraph-rsid="00276bd5"/>
    </style:style>
    <style:style style:name="P7" style:family="paragraph" style:parent-style-name="Standard" style:master-page-name="Standard">
      <style:paragraph-properties style:page-number="auto"/>
      <style:text-properties style:font-name="Times New Roman" style:font-name-complex="Times New Roman1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weight="bold" officeooo:rsid="0029eb14" officeooo:paragraph-rsid="0029eb14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2e38" style:font-weight-asian="bold"/>
    </style:style>
    <style:style style:name="T3" style:family="text">
      <style:text-properties fo:font-weight="bold" officeooo:rsid="00147fb8" style:font-weight-asian="bold"/>
    </style:style>
    <style:style style:name="T4" style:family="text">
      <style:text-properties fo:font-weight="bold" officeooo:rsid="00179aef" style:font-weight-asian="bold"/>
    </style:style>
    <style:style style:name="T5" style:family="text">
      <style:text-properties fo:font-weight="bold" officeooo:rsid="0018cd7b" style:font-weight-asian="bold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ff3333"/>
    </style:style>
    <style:style style:name="T8" style:family="text">
      <style:text-properties officeooo:rsid="0019507b"/>
    </style:style>
    <style:style style:name="T9" style:family="text">
      <style:text-properties officeooo:rsid="001ebcd7"/>
    </style:style>
    <style:style style:name="T10" style:family="text">
      <style:text-properties officeooo:rsid="0023823d"/>
    </style:style>
    <style:style style:name="T11" style:family="text">
      <style:text-properties fo:color="#ce181e" officeooo:rsid="00259b26"/>
    </style:style>
    <style:style style:name="T12" style:family="text">
      <style:text-properties officeooo:rsid="00276bd5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w to write a report: some guidelines</text:p>
      <text:p text:style-name="Standard"><text:span text:style-name="T1">TITTLE: </text:span><text:span text:style-name="T6">Functional annotation of proteins with comparative modelling</text:span></text:p>
      <text:p text:style-name="P4">Author: <text:s/>….., affiliation…..</text:p>
      <text:p text:style-name="P1">INTRODUCTION<text:span text:style-name="T9">[10-15 lines]:</text:span> </text:p>
      <text:p text:style-name="P9"><text:span text:style-name="T13">(aim of the effort)</text:span></text:p>
      <text:p text:style-name="P9"><text:span text:style-name="T13">(information taken from the template)</text:span></text:p>
      <text:p text:style-name="Standard"><text:tab/>Biological important features of the sequence to model and the corresponding protein family</text:p>
      <text:p text:style-name="Standard"><text:tab/><text:span text:style-name="T7">Characterization of the active site(s) in relation to the protein function</text:span></text:p>
      <text:p text:style-name="P1">METHODS</text:p>
      <text:p text:style-name="Standard"><text:span text:style-name="T1">Data bases </text:span><text:span text:style-name="T2">(uniprot, pdb, </text:span><text:span text:style-name="T5">ecc...</text:span><text:span text:style-name="T2"> with linlks)</text:span></text:p>
      <text:p text:style-name="Standard"><text:span text:style-name="T1">Computational methods</text:span><text:span text:style-name="T3">(and program with original </text:span><text:span text:style-name="T4">paper [author and title]</text:span><text:span text:style-name="T3">)</text:span></text:p>
      <text:p text:style-name="P1"/>
      <text:p text:style-name="Standard"><text:span text:style-name="T1">TEMPLATE SELECTION</text:span>: <text:tab/> </text:p>
      <text:p text:style-name="P3">Template search (Motivations) (FIG 1: sequence alignment of the target and template )</text:p>
      <text:p text:style-name="P3"><text:span text:style-name="T8">(N.B: remove signal peptide)</text:span> </text:p>
      <text:p text:style-name="Standard"/>
      <text:p text:style-name="P2">MODELLER AT WORK:</text:p>
      <text:p text:style-name="Standard"><text:tab/>Parameter selection, comments on the number of outputs and on the final selection (<text:span text:style-name="T7">Table 1. " MODELLER and PROCHECK final results" --&gt; 5 entries and their MODELLER and PROCHECK results; at least 5 models</text:span>) </text:p>
      <text:p text:style-name="Standard"><text:tab/><text:span text:style-name="T7">(In supplementary materials: Ramachandran plot of the best model)</text:span></text:p>
      <text:p text:style-name="P1">TARGET ANNOTATION:</text:p>
      <text:p text:style-name="Standard"><text:tab/><text:span text:style-name="T10">STRUCTURAL</text:span> superimposition of the template and the target (FIG 2) and RSMD evaluation: comments</text:p>
      <text:p text:style-name="P5">(fig 2.1) active site with relative distance</text:p>
      <text:p text:style-name="Standard"><text:tab/><text:span text:style-name="T10">SEQUENCE</text:span> all as derived after structural superimposition (FIG 3) and comparison with FIG1: comments</text:p>
      <text:p text:style-name="P6"><text:tab/>Functional annotation of the target: Transfer of ligand binding sites when possible.</text:p>
      <text:p text:style-name="P6"><text:tab/><text:span text:style-name="T12">procheck</text:span></text:p>
      <text:p text:style-name="P1">COMPARISON WITH SWISS MODELLER<text:bookmark text:name="_GoBack"/></text:p>
      <text:p text:style-name="P1">DISCUSSION: </text:p>
      <text:p text:style-name="Standard"><text:tab/>Focus: can we functionally annotate our target on the basis of structure 3D computation? (GO terms...) </text:p>
      <text:p text:style-name="Standard"><text:soft-page-break/>Optional: FIG 4. <text:span text:style-name="T11">stability discussion</text:span></text:p>
      <text:p text:style-name="Standard"><text:tab/><text:span text:style-name="T7">Optional: SWISS-MODEL. Results comparison.</text:span></text:p>
      <text:p text:style-name="P2">REFERENCES (IN TEXT quotations are among brackets [1]…etc</text:p>
      <text:p text:style-name="P1">[1] (Editing is: Authors, title, journal, year, <text:s/>pgs) </text:p>
      <text:p text:style-name="P1">[2] web site: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Droid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5%" fo:text-align="start" style:justify-single-word="false"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Corpo_20_del_20_testo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Corpo_20_del_20_testo" style:display-name="Corpo del testo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itolo_20_principale" style:display-name="Titolo principale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9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</meta:initial-creator>
    <meta:editing-cycles>20</meta:editing-cycles>
    <meta:creation-date>2015-12-15T11:38:00</meta:creation-date>
    <dc:date>2018-12-20T14:43:52.638876642</dc:date>
    <dc:language>it-IT</dc:language>
    <meta:editing-duration>PT47M39S</meta:editing-duration>
    <meta:generator>LibreOffice/6.0.7.3$Linux_X86_64 LibreOffice_project/00m0$Build-3</meta:generator>
    <meta:document-statistic meta:table-count="0" meta:image-count="0" meta:object-count="0" meta:page-count="2" meta:paragraph-count="31" meta:word-count="235" meta:character-count="1652" meta:non-whitespace-character-count="14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